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98cm" table:align="left"/>
    </style:style>
    <style:style style:name="Table1.A" style:family="table-column">
      <style:table-column-properties style:column-width="3.104cm"/>
    </style:style>
    <style:style style:name="Table1.B" style:family="table-column">
      <style:table-column-properties style:column-width="13.7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rsid="0016132a" officeooo:paragraph-rsid="0016132a"/>
    </style:style>
    <style:style style:name="P2" style:family="paragraph" style:parent-style-name="Table_20_Contents">
      <style:text-properties officeooo:rsid="00097533" officeooo:paragraph-rsid="00097533"/>
    </style:style>
    <style:style style:name="P3" style:family="paragraph" style:parent-style-name="Table_20_Contents">
      <style:text-properties officeooo:rsid="001528b5" officeooo:paragraph-rsid="001528b5"/>
    </style:style>
    <style:style style:name="P4" style:family="paragraph" style:parent-style-name="Table_20_Contents">
      <style:text-properties fo:font-weight="bold" officeooo:rsid="00097533" officeooo:paragraph-rsid="00097533" style:font-weight-asian="bold" style:font-weight-complex="bold"/>
    </style:style>
    <style:style style:name="P5" style:family="paragraph" style:parent-style-name="Table_20_Contents">
      <style:text-properties officeooo:rsid="001d7e37" officeooo:paragraph-rsid="001d7e37"/>
    </style:style>
    <style:style style:name="P6" style:family="paragraph" style:parent-style-name="Table_20_Contents">
      <style:text-properties fo:font-style="italic" officeooo:rsid="001528b5" officeooo:paragraph-rsid="001528b5" style:font-style-asian="italic" style:font-style-complex="italic"/>
    </style:style>
    <style:style style:name="P7" style:family="paragraph" style:parent-style-name="Text_20_body">
      <style:text-properties officeooo:rsid="00097533" officeooo:paragraph-rsid="00097533"/>
    </style:style>
    <style:style style:name="P8" style:family="paragraph" style:parent-style-name="Text_20_body">
      <style:text-properties officeooo:rsid="000b6751" officeooo:paragraph-rsid="000b6751"/>
    </style:style>
    <style:style style:name="P9" style:family="paragraph" style:parent-style-name="Text_20_body">
      <style:text-properties officeooo:rsid="000b836a" officeooo:paragraph-rsid="000b836a"/>
    </style:style>
    <style:style style:name="P10" style:family="paragraph" style:parent-style-name="Text_20_body">
      <style:text-properties officeooo:paragraph-rsid="0006f8a6"/>
    </style:style>
    <style:style style:name="P11" style:family="paragraph" style:parent-style-name="Text_20_body">
      <style:text-properties officeooo:rsid="0011a44a" officeooo:paragraph-rsid="0011a44a"/>
    </style:style>
    <style:style style:name="P12" style:family="paragraph" style:parent-style-name="Text_20_body">
      <style:text-properties officeooo:rsid="0016132a" officeooo:paragraph-rsid="0016132a"/>
    </style:style>
    <style:style style:name="P13" style:family="paragraph" style:parent-style-name="Text_20_body">
      <style:text-properties fo:font-style="italic" officeooo:rsid="001387b6" officeooo:paragraph-rsid="001d7e37" style:font-style-asian="italic" style:font-style-complex="italic"/>
    </style:style>
    <style:style style:name="P14" style:family="paragraph" style:parent-style-name="Heading_20_1">
      <style:text-properties officeooo:rsid="0006d6b3" officeooo:paragraph-rsid="0006d6b3"/>
    </style:style>
    <style:style style:name="P15" style:family="paragraph" style:parent-style-name="Heading_20_2">
      <style:text-properties officeooo:rsid="001387b6" officeooo:paragraph-rsid="001387b6"/>
    </style:style>
    <style:style style:name="P16" style:family="paragraph" style:parent-style-name="Heading_20_2">
      <style:text-properties officeooo:rsid="0006d6b3" officeooo:paragraph-rsid="0006d6b3"/>
    </style:style>
    <style:style style:name="P17" style:family="paragraph" style:parent-style-name="Heading_20_2">
      <style:text-properties officeooo:paragraph-rsid="001d7e37"/>
    </style:style>
    <style:style style:name="P18" style:family="paragraph" style:parent-style-name="Heading_20_2" style:list-style-name="">
      <style:text-properties officeooo:rsid="0006f8a6" officeooo:paragraph-rsid="0006f8a6"/>
    </style:style>
    <style:style style:name="P19" style:family="paragraph" style:parent-style-name="Heading_20_2">
      <style:text-properties officeooo:rsid="000f90f4" officeooo:paragraph-rsid="000f90f4"/>
    </style:style>
    <style:style style:name="P20" style:family="paragraph" style:parent-style-name="Heading_20_2">
      <style:text-properties officeooo:rsid="0011a44a" officeooo:paragraph-rsid="0011a44a"/>
    </style:style>
    <style:style style:name="P21" style:family="paragraph" style:parent-style-name="Heading_20_2">
      <style:text-properties officeooo:rsid="000b836a" officeooo:paragraph-rsid="000b836a"/>
    </style:style>
    <style:style style:name="P22" style:family="paragraph" style:parent-style-name="Heading_20_2">
      <style:paragraph-properties fo:break-before="page"/>
      <style:text-properties officeooo:rsid="0006f8a6" officeooo:paragraph-rsid="0006f8a6"/>
    </style:style>
    <style:style style:name="P23" style:family="paragraph" style:parent-style-name="Heading_20_3">
      <style:text-properties officeooo:rsid="000f90f4" officeooo:paragraph-rsid="000f90f4"/>
    </style:style>
    <style:style style:name="P24" style:family="paragraph" style:parent-style-name="Text_20_body" style:list-style-name="L1">
      <style:text-properties officeooo:rsid="000b6751" officeooo:paragraph-rsid="001387b6"/>
    </style:style>
    <style:style style:name="P25" style:family="paragraph" style:parent-style-name="Text_20_body" style:list-style-name="L3">
      <style:text-properties officeooo:rsid="000b6751" officeooo:paragraph-rsid="000b6751"/>
    </style:style>
    <style:style style:name="P26" style:family="paragraph" style:parent-style-name="Text_20_body" style:list-style-name="L2">
      <style:text-properties officeooo:rsid="000b6751" officeooo:paragraph-rsid="0016132a"/>
    </style:style>
    <style:style style:name="P27" style:family="paragraph" style:parent-style-name="Text_20_body" style:list-style-name="L2">
      <style:text-properties officeooo:rsid="001387b6" officeooo:paragraph-rsid="001387b6"/>
    </style:style>
    <style:style style:name="P28" style:family="paragraph" style:parent-style-name="Text_20_body" style:list-style-name="L3">
      <style:text-properties officeooo:rsid="0016132a" officeooo:paragraph-rsid="0016132a"/>
    </style:style>
    <style:style style:name="P29" style:family="paragraph" style:parent-style-name="Text_20_body" style:list-style-name="L4">
      <style:text-properties officeooo:rsid="0016132a" officeooo:paragraph-rsid="0016132a"/>
    </style:style>
    <style:style style:name="P30" style:family="paragraph" style:parent-style-name="Text_20_body" style:list-style-name="L5"/>
    <style:style style:name="P31" style:family="paragraph" style:parent-style-name="Text_20_body" style:list-style-name="L5">
      <style:text-properties officeooo:rsid="000f90f4" officeooo:paragraph-rsid="000f90f4"/>
    </style:style>
    <style:style style:name="P32" style:family="paragraph" style:parent-style-name="Text_20_body">
      <style:text-properties officeooo:rsid="0011a44a" officeooo:paragraph-rsid="0022081b"/>
    </style:style>
    <style:style style:name="T1" style:family="text">
      <style:text-properties officeooo:rsid="000f90f4"/>
    </style:style>
    <style:style style:name="T2" style:family="text">
      <style:text-properties officeooo:rsid="0011a44a"/>
    </style:style>
    <style:style style:name="T3" style:family="text">
      <style:text-properties officeooo:rsid="000b6751"/>
    </style:style>
    <style:style style:name="T4" style:family="text">
      <style:text-properties style:font-name="Courier New"/>
    </style:style>
    <style:style style:name="T5" style:family="text">
      <style:text-properties officeooo:rsid="001a72fc"/>
    </style:style>
    <style:style style:name="T6" style:family="text">
      <style:text-properties officeooo:rsid="001c4c0d"/>
    </style:style>
    <style:style style:name="T7" style:family="text">
      <style:text-properties officeooo:rsid="0022081b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SCSI2SD Quick Start Guide</text:h>
      <text:h text:style-name="P15" text:outline-level="2">Warning</text:h>
      <text:list xml:id="list3652708800" text:style-name="L1">
        <text:list-item>
          <text:p text:style-name="P24">The SCSI2SD is a 5V device. Do not swap 5V and 12V wires if making a DIY floppy power cable. It’s best to simply never connect the 12V wire.</text:p>
        </text:list-item>
      </text:list>
      <text:list xml:id="list1839528242" text:style-name="L2">
        <text:list-item>
          <text:p text:style-name="P27">Do not install the board directly on metal, as this will short the contacts on the scsi2sd. </text:p>
        </text:list-item>
      </text:list>
      <text:h text:style-name="P16" text:outline-level="2">Configuration</text:h>
      <text:p text:style-name="P7">Configuration settings are stored on the SD card. The settings can be managed by the scsi2sd-util6 program, which connects to the board over USB. The SD card must be inserted into the SCSI2SD board for this to work.</text:p>
      <text:p text:style-name="P7">Please download a copy of scsi2sd-util6 from <text:a xlink:type="simple" xlink:href="http://www.codesrc.com/files/scsi2sd-v6/latest" text:style-name="Internet_20_link" text:visited-style-name="Visited_20_Internet_20_Link">http://www.codesrc.com/files/scsi2sd-v6/latest</text:a></text:p>
      <text:p text:style-name="P7">The default options are very conservative to ensure the device works with most older SCSI hosts “out of the box”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Option</text:p>
          </table:table-cell>
          <table:table-cell table:style-name="Table1.B1" office:value-type="string">
            <text:p text:style-name="P4">Default value</text:p>
          </table:table-cell>
        </table:table-row>
        <table:table-row>
          <table:table-cell table:style-name="Table1.A2" office:value-type="string">
            <text:p text:style-name="P2">SCSI ID</text:p>
          </table:table-cell>
          <table:table-cell table:style-name="Table1.B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2">Virtual disk size</text:p>
          </table:table-cell>
          <table:table-cell table:style-name="Table1.B2" office:value-type="string">
            <text:p text:style-name="P2">2GB</text:p>
            <text:p text:style-name="P6">Some older samplers fail with disks larger or equal to 1GB.</text:p>
          </table:table-cell>
        </table:table-row>
        <table:table-row>
          <table:table-cell table:style-name="Table1.A2" office:value-type="string">
            <text:p text:style-name="P2">Terminator</text:p>
          </table:table-cell>
          <table:table-cell table:style-name="Table1.B2" office:value-type="string">
            <text:p text:style-name="P2">Enabled</text:p>
          </table:table-cell>
        </table:table-row>
        <table:table-row>
          <table:table-cell table:style-name="Table1.A2" office:value-type="string">
            <text:p text:style-name="P3">Selection Delay</text:p>
          </table:table-cell>
          <table:table-cell table:style-name="Table1.B2" office:value-type="string">
            <text:p text:style-name="P3">255 (auto)</text:p>
            <text:p text:style-name="P6">Some older <text:span text:style-name="T6">hosts </text:span>require <text:span text:style-name="T5">manually setting </text:span>0 or 1.</text:p>
          </table:table-cell>
        </table:table-row>
        <table:table-row>
          <table:table-cell table:style-name="Table1.A2" office:value-type="string">
            <text:p text:style-name="P5">Parity</text:p>
          </table:table-cell>
          <table:table-cell table:style-name="Table1.B2" office:value-type="string">
            <text:p text:style-name="P5">Disabled</text:p>
            <text:p text:style-name="P5">It’s a good idea to enable this option if supported by your system to prevent data corruption.</text:p>
          </table:table-cell>
        </table:table-row>
        <table:table-row>
          <table:table-cell table:style-name="Table1.A2" office:value-type="string">
            <text:p text:style-name="P3">SCSI2 Mode</text:p>
          </table:table-cell>
          <table:table-cell table:style-name="Table1.B2" office:value-type="string">
            <text:p text:style-name="P3">Disabled</text:p>
            <text:p text:style-name="P3"/>
            <text:p text:style-name="P13">The SCSI2 mode requires all cabling to meet the SCSI2 standards. Ensure SCSI2 is disabled when using Centronics and DB25 cables</text:p>
          </table:table-cell>
        </table:table-row>
      </table:table>
      <text:h text:style-name="P17" text:outline-level="2">Termination</text:h>
      <text:p text:style-name="P8">Both ends of the SCSI chain must be terminated. Insufficient termination, or excess termination, will cause the SCSI chain to misbehave or not work at all.</text:p>
      <text:list xml:id="list2447191941" text:style-name="L3">
        <text:list-item>
          <text:p text:style-name="P25">If the SCSI2SD is the only SCSI device, then termination must be enabled (default).</text:p>
        </text:list-item>
        <text:list-item>
          <text:p text:style-name="P28">Active terminators must be used if SCSI2 mode is enabled. The SCSI2SD board has an integrated active terminator.</text:p>
        </text:list-item>
      </text:list>
      <text:h text:style-name="Heading_20_2" text:outline-level="2"><text:soft-page-break/>Power</text:h>
      <text:p text:style-name="P8">The SCSI2SD may be powered by either the SCSI cable (ie. self-powered), floppy connector, or USB cable.</text:p>
      <text:list xml:id="list162836930952487" text:continue-list="list1839528242" text:style-name="L2">
        <text:list-item>
          <text:p text:style-name="P26">Some systems do NOT provide power over the SCSI cable, including many musical samplers.</text:p>
        </text:list-item>
      </text:list>
      <text:p text:style-name="P12">A good ground connection to the SCSI controller is essential. An additional ground wire may be required if:</text:p>
      <text:list xml:id="list2059927591" text:style-name="L4">
        <text:list-item>
          <text:p text:style-name="P29">Power is provided over the SCSI cable or USB, or from a different power supply to the SCSI controller (eg. external drive box), and</text:p>
        </text:list-item>
        <text:list-item>
          <text:p text:style-name="P29">Long SCSI cables, cable adapters, or multiple devices are present.</text:p>
        </text:list-item>
      </text:list>
      <text:p text:style-name="P12">A ground wire may be connected from the floppy power connector (inner 2 pins) to the chassis of the computer.</text:p>
      <text:h text:style-name="P18" text:outline-level="2"/>
      <text:h text:style-name="P22" text:outline-level="2">Firmware Updates</text:h>
      <text:p text:style-name="P10"><text:span text:style-name="T3">Updates are performed over USB using the standard Device Firmware Upgrade device class. scsi2sd-util6 provides a simple interface to dfu-util (</text:span><text:a xlink:type="simple" xlink:href="http://dfu-util.sourceforge.net/" text:style-name="Internet_20_link" text:visited-style-name="Visited_20_Internet_20_Link"><text:span text:style-name="T3">http://dfu-util.sourceforge.net</text:span></text:a><text:span text:style-name="T3">) for updating the firmware.</text:span></text:p>
      <text:h text:style-name="P19" text:outline-level="2">Microsoft Windows</text:h>
      <text:p text:style-name="P32">The dfu-util.exe program must be in the same location as scsi2sd-util6.exe <text:span text:style-name="T7">for firmware updates to work. </text:span>A <text:span text:style-name="T7">patched </text:span>copy may be downloaded from the same place as scsi2sd-util6. <text:span text:style-name="T7">This version of dfu-util has been modified to make use of the UsbDk driver. </text:span>Please download and install <text:span text:style-name="T7">the driver </text:span>from <text:a xlink:type="simple" xlink:href="http://www.codesrc.com/files/scsi2sd-v6/latest/windows" text:style-name="Internet_20_link" text:visited-style-name="Visited_20_Internet_20_Link">http://www.codesrc.com/files/scsi2sd-v6/latest/windows</text:a>. </text:p>
      <text:h text:style-name="P20" text:outline-level="2">Apple OSX</text:h>
      <text:p text:style-name="P11">The dfu-util.exe program may be either in the same location as scsi2sd-util6.exe, on available on the $PATH. A copy is included in the scsi2sd-util .dmg file.</text:p>
      <text:h text:style-name="P20" text:outline-level="2">Linux</text:h>
      <text:p text:style-name="P11">Please install your distributions dfu-util package.</text:p>
      <text:p text:style-name="P11">eg. Debian/Ubuntu: <text:span text:style-name="T4">sudo aptitude install dfu-util</text:span></text:p>
      <text:h text:style-name="P23" text:outline-level="3">Failsafe Firmware Updates</text:h>
      <text:p text:style-name="Text_20_body"><text:span text:style-name="T1">A failsafe update is only necessary if a normal update attempt fails unexpectedly (eg. the cable was removed before it was complete), or if bad development firmware was loaded onto the board. </text:span>To <text:span text:style-name="T1">force a firmware update</text:span> the SCSI2SD needs to be reset into the bootloader mode. </text:p>
      <text:list xml:id="list4036948369" text:style-name="L5">
        <text:list-item>
          <text:p text:style-name="P30">Place a shunt over the jumper labelled “BOOTLDR”</text:p>
        </text:list-item>
        <text:list-item>
          <text:p text:style-name="P30">Reset the device (ie. remove all sources of power then reconnect the USB cable).</text:p>
        </text:list-item>
        <text:list-item>
          <text:p text:style-name="P31">Update firmware as usual.</text:p>
        </text:list-item>
      </text:list>
      <text:h text:style-name="P21" text:outline-level="2">Bug Reports</text:h>
      <text:p text:style-name="P9">Please report all issues to <text:a xlink:type="simple" xlink:href="mailto:michael@codesrc.com" text:style-name="Internet_20_link" text:visited-style-name="Visited_20_Internet_20_Link">michael@codesrc.com</text:a>. <text:s/>Please state the brand and model/size of SD card being used, as well as the SCSI host system (eg. “Apple Mac OS 7.5.3” or “Akai S3200”).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06d6b3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6132a" officeooo:paragraph-rsid="0016132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<text:s/>of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hael McMaster</meta:initial-creator>
    <meta:creation-date>2016-05-26T21:47:21.636270261</meta:creation-date>
    <dc:date>2020-02-15T16:28:36.032827137</dc:date>
    <dc:creator>Michael McMaster</dc:creator>
    <meta:editing-duration>PT1H4M44S</meta:editing-duration>
    <meta:editing-cycles>23</meta:editing-cycles>
    <meta:generator>LibreOffice/6.4.0.3$Linux_X86_64 LibreOffice_project/40$Build-3</meta:generator>
    <meta:document-statistic meta:table-count="1" meta:image-count="0" meta:object-count="0" meta:page-count="3" meta:paragraph-count="54" meta:word-count="604" meta:character-count="3651" meta:non-whitespace-character-count="3106"/>
  </office:meta>
</office:document-meta>
</file>